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8">
            <text:p>18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2-21_09-06-11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4">
            <text:p>14</text:p>
          </table:table-cell>
          <table:table-cell table:style-name="ce10" office:value-type="string">
            <text:p>2023-02-21_03-09-51_000.jpg</text:p>
          </table:table-cell>
          <table:table-cell table:style-name="ce26" office:value-type="string">
            <text:p>:m :PHOTO 寝た時刻 / 2023 / オナニー、未了、duration=1時間ぐらい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3-02-20_12-50-43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8" office:value-type="string">
            <text:p>2023-02-20_21-15-52_000.jpg</text:p>
          </table:table-cell>
          <table:table-cell table:style-name="ce26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8" office:value-type="string">
            <text:p>2023-02-21_00-50-4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２日、経過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２日、経過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２日、経過,occasion=経過観察,id=2023-02-16_11-12-57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3">
            <text:p>13</text:p>
          </table:table-cell>
          <table:table-cell table:style-name="ce18" office:value-type="string">
            <text:p>2023-02-21_00-50-56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２日、経過。傾け,occasion=経過観察,id=2023-02-16_11-12-57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２日、経過。傾け,occasion=経過観察,id=2023-02-16_11-12-57_000.jpg">
            <text:p>:PHOTO 記録 / 経過記録；作ったもの / food=焼酎漬け / material=レモン：４（単位：スプーン）；ニンニク：４；生姜：４,liquor=麦焼酎：??ml,time=~,container=silver-cap-small / type=~,other=作り置きする：混合。攪拌した。まる２日、経過。傾け,occasion=経過観察,id=2023-02-16_11-12-57_000.jpg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17" office:value-type="string">
            <text:p>2023-02-21_00-50-23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２日後。,id=2023-02-13_01-36-56_000.jpg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２日後。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２日後。,id=2023-02-13_01-36-56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3-02-21_00-50-35_000.jpg</text:p>
          </table:table-cell>
          <table:table-cell table:style-name="ce26" office:value-type="strin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２日後。傾け。,id=2023-02-13_01-36-56_000.jpg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２日後。傾け。,id=2023-02-13_01-36-56_000.jpg">
            <text:p>:PHOTO 記録 / 経過記録；作ったもの / food=焼酎漬け / material=レモン：４（単位：スプーン）；ニンニク：５；生姜：５,liquor=麦焼酎：??ml,time=~,container=silver-cap-small / type=~,other=作り置きする：混合。,occasion=経過観察；前夜、攪拌した。丸２日後。傾け。,id=2023-02-13_01-36-56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18" office:value-type="string">
            <text:p>2023-02-21_09-25-18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8" office:value-type="string">
            <text:p>2023-02-20_13-56-53_000.jpg</text:p>
          </table:table-cell>
          <table:table-cell table:style-name="ce26" office:value-type="string">
            <text:p>:m #*# RES / free# S87DP9 記事読み / id=8BIQ(browser=tor) / media=ya / theme=中国：半導体：会社,content=統計：廃業zxz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#*# RES / free# S87DP9 記事読み / id=8BIQ(browser=tor) / media=ya / theme=中国：半導体：会社,content=統計：廃業zxz / genre=~ / other=~">
            <text:p>:m #*# RES / free# S87DP9 記事読み / id=8BIQ(browser=tor) / media=ya / theme=中国：半導体：会社,content=統計：廃業zxz / genre=~ / 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7" office:value-type="string">
            <text:p>2023-02-20_14-18-11_000.jpg</text:p>
          </table:table-cell>
          <table:table-cell table:style-name="ce26" office:value-type="string">
            <text:p>:m #*# RES / free# S87DP9 記事読み / id=Q5RG(browser=yan) / media=ei / theme=ガザ：医療機器：封鎖,content=~ / genre=~ / other=data:International-Covenant-of-Economic-Social-Cultural-Rights:Article.12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RES / free# S87DP9 記事読み / id=Q5RG(browser=yan) / media=ei / theme=ガザ：医療機器：封鎖,content=~ / genre=~ / other=data:International-Covenant-of-Economic-Social-Cultural-Rights:Article.12">
            <text:p>:m #*# RES / free# S87DP9 記事読み / id=Q5RG(browser=yan) / media=ei / theme=ガザ：医療機器：封鎖,content=~ / genre=~ / other=data:International-Covenant-of-Economic-Social-Cultural-Rights:Article.12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8" office:value-type="string">
            <text:p>2023-02-20_15-18-40_000.jpg</text:p>
          </table:table-cell>
          <table:table-cell table:style-name="ce26" office:value-type="string">
            <text:p>:m 1*1 RES / JVEMV6 64#237_nakata / 『私はなぜイスラーム教徒になったのか』 著者=中田考,校注=~ / p.214 / w=サバウーン；ムタワッキル；ラバン；スタネクザイ；一神教学際センター,topic=~,publisher=~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1*1 RES / JVEMV6 64#237_nakata / 『私はなぜイスラーム教徒になったのか』 著者=中田考,校注=~ / p.214 / w=サバウーン；ムタワッキル；ラバン；スタネクザイ；一神教学際センター,topic=~,publisher=~,other=">
            <text:p>:m 1*1 RES / JVEMV6 64#237_nakata / 『私はなぜイスラーム教徒になったのか』 著者=中田考,校注=~ / p.214 / w=サバウーン；ムタワッキル；ラバン；スタネクザイ；一神教学際センター,topic=~,publisher=~,other=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8" office:value-type="string">
            <text:p>2023-02-20_18-05-27_000.jpg</text:p>
          </table:table-cell>
          <table:table-cell table:style-name="ce26" office:value-type="string">
            <text:p>:m RES 1*2 / free# JVEMV6 82#_S9DD / 82. math-research / topics=~,w=,s=~,i=~,doc=~,other=q+:q-id.78MU(new):(Σ^n._i{i^2}):公式？；公式+;idea+;obs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RES 1*2 / free# JVEMV6 82#_S9DD / 82. math-research / topics=~,w=,s=~,i=~,doc=~,other=q+:q-id.78MU(new):(Σ^n._i{i^2}):公式？；公式+;idea+;obs+">
            <text:p>:m RES 1*2 / free# JVEMV6 82#_S9DD / 82. math-research / topics=~,w=,s=~,i=~,doc=~,other=q+:q-id.78MU(new):(Σ^n._i{i^2}):公式？；公式+;idea+;obs+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8" office:value-type="string">
            <text:p>2023-02-20_18-05-51_000.jpg</text:p>
          </table:table-cell>
          <table:table-cell table:style-name="ce26" office:value-type="string">
            <text:p>:m RES 2*2 / free# JVEMV6 82#_S9DD / 82. math-research / topics=~,w=,s=~,i=~,doc=~,other=obs+;q+:q-id.JCN9:(∫^4._0{x^2}dx)と、(Σ^4._(i=1){i^2}):両者の、大小 / N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m RES 2*2 / free# JVEMV6 82#_S9DD / 82. math-research / topics=~,w=,s=~,i=~,doc=~,other=obs+;q+:q-id.JCN9:(∫^4._0{x^2}dx)と、(Σ^4._(i=1){i^2}):両者の、大小 / N+">
            <text:p>:m RES 2*2 / free# JVEMV6 82#_S9DD / 82. math-research / topics=~,w=,s=~,i=~,doc=~,other=obs+;q+:q-id.JCN9:(∫^4._0{x^2}dx)と、(Σ^4._(i=1){i^2}):両者の、大小 / N+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 office:value-type="string">
            <text:p>2023-02-20_18-06-20_000.jpg</text:p>
          </table:table-cell>
          <table:table-cell table:style-name="ce26" office:value-type="string">
            <text:p>:m RES 1*2 / free# JVEMV6 82#_U9VO / 82. math-research / topics=~,w=,s=~,i=~,doc=~,other=q+:q-id.7SM5:(A=a+a^2+a^3+...):収束するか？；q+:q-id.PZFI:Aの各項からなる数列：増加、減少数列？:SOLVED;idea+:Aを、マクローリン展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m RES 1*2 / free# JVEMV6 82#_U9VO / 82. math-research / topics=~,w=,s=~,i=~,doc=~,other=q+:q-id.7SM5:(A=a+a^2+a^3+...):収束するか？；q+:q-id.PZFI:Aの各項からなる数列：増加、減少数列？:SOLVED;idea+:Aを、マクローリン展開">
            <text:p>:m RES 1*2 / free# JVEMV6 82#_U9VO / 82. math-research / topics=~,w=,s=~,i=~,doc=~,other=q+:q-id.7SM5:(A=a+a^2+a^3+...):収束するか？；q+:q-id.PZFI:Aの各項からなる数列：増加、減少数列？:SOLVED;idea+:Aを、マクローリン展開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3-02-20_18-06-43_000.jpg</text:p>
          </table:table-cell>
          <table:table-cell table:style-name="ce26" office:value-type="string">
            <text:p>:m RES 2*2 / free# JVEMV6 82#_U9VO / 82. math-research / topics=~,w=,s=~,i=~,doc=~,other=idea+:Aを、マクローリン展開;q+:q-id.9PNF:(cakeのときに、追加):(A=(a+a^2+a^3+a^4)*log(e*a))は、(a&lt;1/e)のとき、A&lt;0:しかし、式を変形して、(A=(a^4*log(e*a))/(log(e*a)-1))とすると、(a&lt;1/e)のとき、A&gt;0:なぜか？;q+:q-id.KTBI:Aの、２次の近似、A(2):δ=(A(1)-A(2)):δの値は？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string" office:string-value=":m RES 2*2 / free# JVEMV6 82#_U9VO / 82. math-research / topics=~,w=,s=~,i=~,doc=~,other=idea+:Aを、マクローリン展開;q+:q-id.9PNF:(cakeのときに、追加):(A=(a+a^2+a^3+a^4)*log(e*a))は、(a&lt;1/e)のとき、A&lt;0:しかし、式を変形して、(A=(a^4*log(e*a))/(log(e*a)-1))とすると、(a&lt;1/e)のとき、A&gt;0:なぜか？;q+:q-id.KTBI:Aの、２次の近似、A(2):δ=(A(1)-A(2)):δの値は？">
            <text:p>:m RES 2*2 / free# JVEMV6 82#_U9VO / 82. math-research / topics=~,w=,s=~,i=~,doc=~,other=idea+:Aを、マクローリン展開;q+:q-id.9PNF:(cakeのときに、追加):(A=(a+a^2+a^3+a^4)*log(e*a))は、(a&lt;1/e)のとき、A&lt;0:しかし、式を変形して、(A=(a^4*log(e*a))/(log(e*a)-1))とすると、(a&lt;1/e)のとき、A&gt;0:なぜか？;q+:q-id.KTBI:Aの、２次の近似、A(2):δ=(A(1)-A(2)):δの値は？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8" office:value-type="string">
            <text:p>2023-02-21_10-57-06_000.jpg</text:p>
          </table:table-cell>
          <table:table-cell table:style-name="ce26" office:value-type="string">
            <text:p>:m #*# RES / JVEMV6 64#67_5_kooyachoo / 『論語 公冶長』 著者=~,校注=~ / p.118 / w=,topic=,publisher=明治書院,other=ske+:sk-id.1QHQ:甲羅、亀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m #*# RES / JVEMV6 64#67_5_kooyachoo / 『論語 公冶長』 著者=~,校注=~ / p.118 / w=,topic=,publisher=明治書院,other=ske+:sk-id.1QHQ:甲羅、亀">
            <text:p>:m #*# RES / JVEMV6 64#67_5_kooyachoo / 『論語 公冶長』 著者=~,校注=~ / p.118 / w=,topic=,publisher=明治書院,other=ske+:sk-id.1QHQ:甲羅、亀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18" office:value-type="string">
            <text:p>2023-02-21_11-21-35_000.jpg</text:p>
          </table:table-cell>
          <table:table-cell table:style-name="ce26" office:value-type="string">
            <text:p>:tome / (lang=ja) / topic=儒教 / content=丸っきり、俺は、それで行こう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tome / (lang=ja) / topic=儒教 / content=丸っきり、俺は、それで行こう">
            <text:p>:tome / (lang=ja) / topic=儒教 / content=丸っきり、俺は、それで行こう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9">
            <text:p>19</text:p>
          </table:table-cell>
          <table:table-cell table:style-name="ce18" office:value-type="string">
            <text:p>2023-02-21_12-02-16_000.jpg</text:p>
          </table:table-cell>
          <table:table-cell table:style-name="ce26" office:value-type="string">
            <text:p>:m #*# RES / JVEMV6 64#218_chosenjin_gyakusatsu / 『関東大震災　「朝鮮人虐殺の真実」』 著者=工藤美代子,校注=~,出版社=産経新聞出版 / p.104 / w=,topic=「流言」出所説；吉野作造；東大新人会；証言,publisher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m #*# RES / JVEMV6 64#218_chosenjin_gyakusatsu / 『関東大震災　「朝鮮人虐殺の真実」』 著者=工藤美代子,校注=~,出版社=産経新聞出版 / p.104 / w=,topic=「流言」出所説；吉野作造；東大新人会；証言,publisher=~,other=~">
            <text:p>:m #*# RES / JVEMV6 64#218_chosenjin_gyakusatsu / 『関東大震災　「朝鮮人虐殺の真実」』 著者=工藤美代子,校注=~,出版社=産経新聞出版 / p.104 / w=,topic=「流言」出所説；吉野作造；東大新人会；証言,publisher=~,other=~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2]=&quot;&quot;;[.C24];CONCATENATE([.C24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9">
            <text:p>1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1">2023/02/21</text:date>, <text:time>12:59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2-21T12:59:49.44</dc:date>
    <dc:creator>iwabuchi ken</dc:creator>
    <meta:editing-duration>P54DT3H3M9S</meta:editing-duration>
    <meta:editing-cycles>17455</meta:editing-cycles>
    <meta:document-statistic meta:table-count="2" meta:cell-count="928" meta:object-count="0"/>
    <meta:user-defined meta:name="qrichtext">1</meta:user-defined>
  </office:meta>
</office:document-meta>
</file>